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idateValidWhenGrammar.getRequiredAtt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eValidWhenGrammar.ValidateValidWhenGrammar( CoreAnnotationProcessorEnv env , Diagnostics diagnostics , RuntimeVersionChecker rv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